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oice-2.1" table:style-name="ta1" table:print-ranges="A1:AF5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oice">
            <text:p>Invoice</text:p>
          </table:table-cell>
          <table:table-cell table:style-name="ce8" office:value-type="string" office:string-value="Invoice. Details">
            <text:p>Invoice. Details</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ayment.">
            <text:p>A document used to request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Invoice. UBL Version Identifier. Identifier">
            <text:p>Invoice. UBL Vers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Invoice. Customization Identifier. Identifier">
            <text:p>Invoice. Customiza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Invoice. Profile Identifier. Identifier">
            <text:p>Invoice. Profile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Invoice. Profile Execution Identifier. Identifier">
            <text:p>Invoice. Profile Execu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Invoice. Identifier">
            <text:p>Invoice.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Invoice. Copy_ Indicator. Indicator">
            <text:p>Invoice. Copy_ Indicator. Indicato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Invoice. UUID. Identifier">
            <text:p>Invoice. UUID.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Invoice. Issue Date. Date">
            <text:p>Invoice. Iss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Invoice. Issue Time. Time">
            <text:p>Invoice. Issue Time. Tim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9" office:value-type="string" office:string-value="Invoice. Due Date. Date">
            <text:p>Invoice. D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Due">
            <text:p>Due</text:p>
          </table:table-cell>
          <table:table-cell table:style-name="ce9" office:value-type="string" office:string-value="Date">
            <text:p>Date</text:p>
          </table:table-cell>
          <table:table-cell table:style-name="ce11" office:value-type="string" table:formula="of:=IF([.F12]&lt;&gt;&quot;&quot;;CONCATENATE([.F12];&quot; &quot;;[.G12]);[.G12])" office:string-value="Due Date">
            <text:p>D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n which Invoice is due.">
            <text:p>The date on which Invoice is d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Invoice. Invoice Type Code. Code">
            <text:p>Invoice. Invoice Type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Invoice.">
            <text:p>A code signifying the type of the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Invoice. Note. Text">
            <text:p>Invoice. Not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9" office:value-type="string" office:string-value="Invoice. Tax Point Date. Date">
            <text:p>Invoice. Tax Point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5]&lt;&gt;&quot;&quot;;CONCATENATE([.F15];&quot; &quot;;[.G15]);[.G15])"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used to indicate the point at which tax becomes applicable.">
            <text:p>The date of the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Invoice. Document_ Currency Code. Code">
            <text:p>Invoice. Docu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 made mandatory">
            <text:p>Change from Previous Version: Modified definition text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Invoice. Tax_ Currency Code. Code">
            <text:p>Invoice. Tax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9" office:value-type="string" office:string-value="Invoice. Pricing_ Currency Code. Code">
            <text:p>Invoice. Pricing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9" office:value-type="string" office:string-value="Invoice. Payment_ Currency Code. Code">
            <text:p>Invoice. Pay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9" office:value-type="string" office:string-value="Invoice. Payment Alternative_ Currency Code. Code">
            <text:p>Invoice. Payment Alternative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20]&lt;&gt;&quot;&quot;;CONCATENATE([.F20];&quot; &quot;;[.G20]);[.G20])"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9" office:value-type="string" office:string-value="Invoice. Accounting Cost Code. Code">
            <text:p>Invoice. Accounting Cost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1]&lt;&gt;&quot;&quot;;CONCATENATE([.F21];&quot; &quot;;[.G21]);[.G21])"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text:p>The buyer's accounting code, applied to the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9" office:value-type="string" office:string-value="Invoice. Accounting Cost. Text">
            <text:p>Invoice. Accounting Cost.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2]&lt;&gt;&quot;&quot;;CONCATENATE([.F22];&quot; &quot;;[.G22]);[.G22])"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expressed as text.">
            <text:p>The buyer's accounting code, applied to the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9" office:value-type="string" office:string-value="Invoice. Line Count. Numeric">
            <text:p>Invoice. Line Count. Numeric</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3]&lt;&gt;&quot;&quot;;CONCATENATE([.F23];&quot; &quot;;[.G23]);[.G23])"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lines in the document.">
            <text:p>The number of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BuyerReference">
            <text:p>BuyerReference</text:p>
          </table:table-cell>
          <table:table-cell table:style-name="ce9" office:value-type="string" office:string-value="Invoice. Buyer_ Reference. Text">
            <text:p>Invoice. Buyer_ Referenc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InvoicePeriod">
            <text:p>InvoicePeriod</text:p>
          </table:table-cell>
          <table:table-cell office:value-type="string" table:style-name="ce10" office:string-value="Invoice. Invoice_ Period. Period">
            <text:p>Invoice. Invoice_ Period. Period</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Invoice applies.">
            <text:p>A period to which the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Invoice. Order Reference">
            <text:p>Invoice. Order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Invoice. Billing Reference">
            <text:p>Invoice. Billing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Invoice. Despatch_ Document Reference. Document Reference">
            <text:p>Invoice. Despatch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Invoice. Receipt_ Document Reference. Document Reference">
            <text:p>Invoice. Receip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StatementDocumentReference">
            <text:p>StatementDocumentReference</text:p>
          </table:table-cell>
          <table:table-cell office:value-type="string" table:style-name="ce10" office:string-value="Invoice. Statement_ Document Reference. Document Reference">
            <text:p>Invoice. Statemen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Invoice. Originator_ Document Reference. Document Reference">
            <text:p>Invoice. Originator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ContractDocumentReference">
            <text:p>ContractDocumentReference</text:p>
          </table:table-cell>
          <table:table-cell office:value-type="string" table:style-name="ce10" office:string-value="Invoice. Contract_ Document Reference. Document Reference">
            <text:p>Invoice. Contrac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dditionalDocumentReference">
            <text:p>AdditionalDocumentReference</text:p>
          </table:table-cell>
          <table:table-cell office:value-type="string" table:style-name="ce10" office:string-value="Invoice. Additional_ Document Reference. Document Reference">
            <text:p>Invoice. Additional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rojectReference">
            <text:p>ProjectReference</text:p>
          </table:table-cell>
          <table:table-cell office:value-type="string" table:style-name="ce10" office:string-value="Invoice. Project Reference">
            <text:p>Invoice. Project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Information about a project.">
            <text:p>Information about a projec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ignature">
            <text:p>Signature</text:p>
          </table:table-cell>
          <table:table-cell office:value-type="string" table:style-name="ce10" office:string-value="Invoice. Signature">
            <text:p>Invoice. Signatur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5]"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SupplierParty">
            <text:p>AccountingSupplierParty</text:p>
          </table:table-cell>
          <table:table-cell office:value-type="string" table:style-name="ce10" office:string-value="Invoice. Accounting_ Supplier Party. Supplier Party">
            <text:p>Invoice. Accounting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AccountingCustomerParty">
            <text:p>AccountingCustomerParty</text:p>
          </table:table-cell>
          <table:table-cell office:value-type="string" table:style-name="ce10" office:string-value="Invoice. Accounting_ Customer Party. Customer Party">
            <text:p>Invoice. Accounting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eeParty">
            <text:p>PayeeParty</text:p>
          </table:table-cell>
          <table:table-cell office:value-type="string" table:style-name="ce10" office:string-value="Invoice. Payee_ Party. Party">
            <text:p>Invoice. Paye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BuyerCustomerParty">
            <text:p>BuyerCustomerParty</text:p>
          </table:table-cell>
          <table:table-cell office:value-type="string" table:style-name="ce10" office:string-value="Invoice. Buyer_ Customer Party. Customer Party">
            <text:p>Invoice. Buyer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9]"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SellerSupplierParty">
            <text:p>SellerSupplierParty</text:p>
          </table:table-cell>
          <table:table-cell office:value-type="string" table:style-name="ce10" office:string-value="Invoice. Seller_ Supplier Party. Supplier Party">
            <text:p>Invoice. Seller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4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RepresentativeParty">
            <text:p>TaxRepresentativeParty</text:p>
          </table:table-cell>
          <table:table-cell office:value-type="string" table:style-name="ce10" office:string-value="Invoice. Tax Representative_ Party. Party">
            <text:p>Invoice. Tax Representativ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
            <text:p>Delivery</text:p>
          </table:table-cell>
          <table:table-cell office:value-type="string" table:style-name="ce10" office:string-value="Invoice. Delivery">
            <text:p>Invoice. Delivery</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DeliveryTerms">
            <text:p>DeliveryTerms</text:p>
          </table:table-cell>
          <table:table-cell office:value-type="string" table:style-name="ce10" office:string-value="Invoice. Delivery Terms">
            <text:p>Invoice. Delivery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Means">
            <text:p>PaymentMeans</text:p>
          </table:table-cell>
          <table:table-cell office:value-type="string" table:style-name="ce10" office:string-value="Invoice. Payment Means">
            <text:p>Invoice. Payment Mean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Terms">
            <text:p>PaymentTerms</text:p>
          </table:table-cell>
          <table:table-cell office:value-type="string" table:style-name="ce10" office:string-value="Invoice. Payment Terms">
            <text:p>Invoice. Payment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epaidPayment">
            <text:p>PrepaidPayment</text:p>
          </table:table-cell>
          <table:table-cell office:value-type="string" table:style-name="ce10" office:string-value="Invoice. Prepaid_ Payment. Payment">
            <text:p>Invoice. Prepaid_ Payment. Payment</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6]"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New ASBIE">
            <text:p>Change from Previous Version: New ASBIE</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llowanceCharge">
            <text:p>AllowanceCharge</text:p>
          </table:table-cell>
          <table:table-cell office:value-type="string" table:style-name="ce10" office:string-value="Invoice. Allowance Charge">
            <text:p>Invoice. Allowance Charg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ExchangeRate">
            <text:p>TaxExchangeRate</text:p>
          </table:table-cell>
          <table:table-cell office:value-type="string" table:style-name="ce10" office:string-value="Invoice. Tax_ Exchange Rate. Exchange Rate">
            <text:p>Invoice. Tax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ricingExchangeRate">
            <text:p>PricingExchangeRate</text:p>
          </table:table-cell>
          <table:table-cell office:value-type="string" table:style-name="ce10" office:string-value="Invoice. Pricing_ Exchange Rate. Exchange Rate">
            <text:p>Invoice. Pricing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PaymentExchangeRate">
            <text:p>PaymentExchangeRate</text:p>
          </table:table-cell>
          <table:table-cell office:value-type="string" table:style-name="ce10" office:string-value="Invoice. Payment_ Exchange Rate. Exchange Rate">
            <text:p>Invoice. Payment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50]"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PaymentAlternativeExchangeRate">
            <text:p>PaymentAlternativeExchangeRate</text:p>
          </table:table-cell>
          <table:table-cell office:value-type="string" table:style-name="ce10" office:string-value="Invoice. Payment Alternative_ Exchange Rate. Exchange Rate">
            <text:p>Invoice. Payment Alternative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5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TaxTotal">
            <text:p>TaxTotal</text:p>
          </table:table-cell>
          <table:table-cell office:value-type="string" table:style-name="ce10" office:string-value="Invoice. Tax Total">
            <text:p>Invoice. Tax Total</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WithholdingTaxTotal">
            <text:p>WithholdingTaxTotal</text:p>
          </table:table-cell>
          <table:table-cell office:value-type="string" table:style-name="ce10" office:string-value="Invoice. Withholding_ Tax Total. Tax Total">
            <text:p>Invoice. Withholding_ Tax Total. Tax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Withholding">
            <text:p>Withholding</text:p>
          </table:table-cell>
          <table:table-cell table:style-name="ce10" office:value-type="string" office:string-value=""/>
          <table:table-cell table:style-name="ce10" office:value-type="string" office:string-value=""/>
          <table:table-cell table:formula="of:=[.M53]"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withholding tax.">
            <text:p>The total withholding tax.</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4]=&quot;Universally Unique&quot;;&quot;UU&quot;;[.E54]);[.F54];IF([.H54]&lt;&gt;[.I54];[.H54];&quot;&quot;);CONCATENATE(IF([.I54]=&quot;Identifier&quot;;&quot;ID&quot;;IF([.I54]=&quot;Text&quot;;&quot;&quot;;[.I54]))));&quot; &quot;;&quot;&quot;);&quot;'&quot;;&quot;&quot;)" office:value-type="string" table:style-name="ce4" office:string-value="LegalMonetaryTotal">
            <text:p>LegalMonetaryTotal</text:p>
          </table:table-cell>
          <table:table-cell office:value-type="string" table:style-name="ce10" office:string-value="Invoice. Legal_ Monetary Total. Monetary Total">
            <text:p>Invoice. Legal_ Monetary Total. Monetary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4]"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5]=&quot;Universally Unique&quot;;&quot;UU&quot;;[.E55]);[.F55];IF([.H55]&lt;&gt;[.I55];[.H55];&quot;&quot;);CONCATENATE(IF([.I55]=&quot;Identifier&quot;;&quot;ID&quot;;IF([.I55]=&quot;Text&quot;;&quot;&quot;;[.I55]))));&quot; &quot;;&quot;&quot;);&quot;'&quot;;&quot;&quot;)" office:value-type="string" table:style-name="ce4" office:string-value="InvoiceLine">
            <text:p>InvoiceLine</text:p>
          </table:table-cell>
          <table:table-cell office:value-type="string" table:style-name="ce10" office:string-value="Invoice. Invoice Line">
            <text:p>Invoice. Invoice Lin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5]"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